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0.678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1.1984in"/>
    </style:style>
    <style:style style:name="co6" style:family="table-column">
      <style:table-column-properties fo:break-before="auto" style:column-width="1.0866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>
            <text:p>NxN Matrix Multiplication</text:p>
          </table:table-cell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single precision</text:p>
          </table:table-cell>
          <table:table-cell table:number-columns-repeated="3"/>
          <table:table-cell office:value-type="string">
            <text:p>core i5</text:p>
          </table:table-cell>
          <table:table-cell office:value-type="string">
            <text:p>GeForce GTX 560 Ti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umpy implementation</text:p>
          </table:table-cell>
          <table:table-cell/>
          <table:table-cell table:style-name="ce1" office:value-type="string" table:number-columns-spanned="2" table:number-rows-spanned="1">
            <text:p>time (s)</text:p>
          </table:table-cell>
          <table:covered-table-cell table:style-name="ce1"/>
          <table:table-cell/>
          <table:table-cell table:style-name="ce1" office:value-type="string" table:number-columns-spanned="2" table:number-rows-spanned="1">
            <text:p>GFLOPS</text:p>
          </table:table-cell>
          <table:covered-table-cell table:style-name="ce1"/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office:value-type="string">
            <text:p>data size (MB)</text:p>
          </table:table-cell>
          <table:table-cell office:value-type="string">
            <text:p>operations</text:p>
          </table:table-cell>
          <table:table-cell office:value-type="string">
            <text:p>intensity</text:p>
          </table:table-cell>
          <table:table-cell office:value-type="string">
            <text:p>cpu</text:p>
          </table:table-cell>
          <table:table-cell office:value-type="string">
            <text:p>cuda-py</text:p>
          </table:table-cell>
          <table:table-cell office:value-type="string">
            <text:p>cuda-c</text:p>
          </table:table-cell>
          <table:table-cell table:style-name="Default" office:value-type="string">
            <text:p>cpu</text:p>
          </table:table-cell>
          <table:table-cell table:style-name="Default" office:value-type="string">
            <text:p>cuda-py</text:p>
          </table:table-cell>
          <table:table-cell office:value-type="string">
            <text:p>cuda-py speedup</text:p>
          </table:table-cell>
          <table:table-cell office:value-type="string">
            <text:p>cuda-c speedup</text:p>
          </table:table-cell>
          <table:table-cell office:value-type="string">
            <text:p>cuda-py/cuda-c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formula="of:=4*[.A6]*[.A6]*3/2^20" office:value-type="float" office:value="1.171875">
            <text:p>1.171875</text:p>
          </table:table-cell>
          <table:table-cell table:formula="of:=3*[.A6]*[.A6]*[.A6]" office:value-type="float" office:value="98304000">
            <text:p>98304000</text:p>
          </table:table-cell>
          <table:table-cell table:formula="of:=[.C6]/(3*[.A6]*[.A6])" office:value-type="float" office:value="320">
            <text:p>320</text:p>
          </table:table-cell>
          <table:table-cell office:value-type="float" office:value="0.0094">
            <text:p>0.0094</text:p>
          </table:table-cell>
          <table:table-cell office:value-type="float" office:value="0.0034">
            <text:p>0.0034</text:p>
          </table:table-cell>
          <table:table-cell office:value-type="float" office:value="0.06">
            <text:p>0.06</text:p>
          </table:table-cell>
          <table:table-cell table:formula="of:=[.$C6]/[.E6]/2^30" office:value-type="float" office:value="9.73965259308511">
            <text:p>9.74</text:p>
          </table:table-cell>
          <table:table-cell table:formula="of:=[.$C6]/[.F6]/2^30" office:value-type="float" office:value="26.9272748161765">
            <text:p>26.93</text:p>
          </table:table-cell>
          <table:table-cell table:style-name="ce2" table:formula="of:=[.I6]/[.H6]" office:value-type="float" office:value="2.76470588235294">
            <text:p>2.76</text:p>
          </table:table-cell>
          <table:table-cell table:style-name="ce2" table:formula="of:=[.E6]/[.G6]" office:value-type="float" office:value="0.156666666666667">
            <text:p>0.16</text:p>
          </table:table-cell>
          <table:table-cell table:style-name="ce2" table:formula="of:=[.J6]/[.K6]" office:value-type="float" office:value="17.6470588235294">
            <text:p>17.65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table:formula="of:=4*[.A7]*[.A7]*3/2^20" office:value-type="float" office:value="4.6875">
            <text:p>4.6875</text:p>
          </table:table-cell>
          <table:table-cell table:formula="of:=3*[.A7]*[.A7]*[.A7]" office:value-type="float" office:value="786432000">
            <text:p>786432000</text:p>
          </table:table-cell>
          <table:table-cell table:formula="of:=[.C7]/(3*[.A7]*[.A7])" office:value-type="float" office:value="640">
            <text:p>640</text:p>
          </table:table-cell>
          <table:table-cell office:value-type="float" office:value="0.073">
            <text:p>0.073</text:p>
          </table:table-cell>
          <table:table-cell office:value-type="float" office:value="0.015">
            <text:p>0.015</text:p>
          </table:table-cell>
          <table:table-cell office:value-type="float" office:value="0.07">
            <text:p>0.07</text:p>
          </table:table-cell>
          <table:table-cell table:formula="of:=[.$C7]/[.E7]/2^30" office:value-type="float" office:value="10.033176369863">
            <text:p>10.03</text:p>
          </table:table-cell>
          <table:table-cell table:formula="of:=[.$C7]/[.F7]/2^30" office:value-type="float" office:value="48.828125">
            <text:p>48.83</text:p>
          </table:table-cell>
          <table:table-cell table:style-name="ce2" table:formula="of:=[.I7]/[.H7]" office:value-type="float" office:value="4.86666666666667">
            <text:p>4.87</text:p>
          </table:table-cell>
          <table:table-cell table:style-name="ce2" table:formula="of:=[.E7]/[.G7]" office:value-type="float" office:value="1.04285714285714">
            <text:p>1.04</text:p>
          </table:table-cell>
          <table:table-cell table:style-name="ce2" table:formula="of:=[.J7]/[.K7]" office:value-type="float" office:value="4.66666666666667">
            <text:p>4.67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table:formula="of:=4*[.A8]*[.A8]*3/2^20" office:value-type="float" office:value="10.546875">
            <text:p>10.546875</text:p>
          </table:table-cell>
          <table:table-cell table:formula="of:=3*[.A8]*[.A8]*[.A8]" office:value-type="float" office:value="2654208000">
            <text:p>2654208000</text:p>
          </table:table-cell>
          <table:table-cell table:formula="of:=[.C8]/(3*[.A8]*[.A8])" office:value-type="float" office:value="960">
            <text:p>960</text:p>
          </table:table-cell>
          <table:table-cell office:value-type="float" office:value="0.25">
            <text:p>0.25</text:p>
          </table:table-cell>
          <table:table-cell office:value-type="float" office:value="0.047">
            <text:p>0.047</text:p>
          </table:table-cell>
          <table:table-cell office:value-type="float" office:value="0.09">
            <text:p>0.09</text:p>
          </table:table-cell>
          <table:table-cell table:formula="of:=[.$C8]/[.E8]/2^30" office:value-type="float" office:value="9.8876953125">
            <text:p>9.89</text:p>
          </table:table-cell>
          <table:table-cell table:formula="of:=[.$C8]/[.F8]/2^30" office:value-type="float" office:value="52.5941240026596">
            <text:p>52.59</text:p>
          </table:table-cell>
          <table:table-cell table:style-name="ce2" table:formula="of:=[.I8]/[.H8]" office:value-type="float" office:value="5.31914893617021">
            <text:p>5.32</text:p>
          </table:table-cell>
          <table:table-cell table:style-name="ce2" table:formula="of:=[.E8]/[.G8]" office:value-type="float" office:value="2.77777777777778">
            <text:p>2.78</text:p>
          </table:table-cell>
          <table:table-cell table:style-name="ce2" table:formula="of:=[.J8]/[.K8]" office:value-type="float" office:value="1.91489361702128">
            <text:p>1.91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table:formula="of:=4*[.A9]*[.A9]*3/2^20" office:value-type="float" office:value="29.296875">
            <text:p>29.296875</text:p>
          </table:table-cell>
          <table:table-cell table:formula="of:=3*[.A9]*[.A9]*[.A9]" office:value-type="float" office:value="12288000000">
            <text:p>12288000000</text:p>
          </table:table-cell>
          <table:table-cell table:formula="of:=[.C9]/(3*[.A9]*[.A9])" office:value-type="float" office:value="1600">
            <text:p>1600</text:p>
          </table:table-cell>
          <table:table-cell office:value-type="float" office:value="1.23">
            <text:p>1.23</text:p>
          </table:table-cell>
          <table:table-cell office:value-type="float" office:value="0.21">
            <text:p>0.21</text:p>
          </table:table-cell>
          <table:table-cell office:value-type="float" office:value="0.17">
            <text:p>0.17</text:p>
          </table:table-cell>
          <table:table-cell table:formula="of:=[.$C9]/[.E9]/2^30" office:value-type="float" office:value="9.3041396722561">
            <text:p>9.30</text:p>
          </table:table-cell>
          <table:table-cell table:formula="of:=[.$C9]/[.F9]/2^30" office:value-type="float" office:value="54.4956752232143">
            <text:p>54.50</text:p>
          </table:table-cell>
          <table:table-cell table:style-name="ce2" table:formula="of:=[.I9]/[.H9]" office:value-type="float" office:value="5.85714285714286">
            <text:p>5.86</text:p>
          </table:table-cell>
          <table:table-cell table:style-name="ce2" table:formula="of:=[.E9]/[.G9]" office:value-type="float" office:value="7.23529411764706">
            <text:p>7.24</text:p>
          </table:table-cell>
          <table:table-cell table:style-name="ce3" table:formula="of:=[.J9]/[.K9]" office:value-type="float" office:value="0.80952380952381">
            <text:p>0.81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table:formula="of:=4*[.A10]*[.A10]*3/2^20" office:value-type="float" office:value="117.1875">
            <text:p>117.1875</text:p>
          </table:table-cell>
          <table:table-cell table:formula="of:=3*[.A10]*[.A10]*[.A10]" office:value-type="float" office:value="98304000000">
            <text:p>98304000000</text:p>
          </table:table-cell>
          <table:table-cell table:formula="of:=[.C10]/(3*[.A10]*[.A10])" office:value-type="float" office:value="3200">
            <text:p>3200</text:p>
          </table:table-cell>
          <table:table-cell office:value-type="float" office:value="9.88">
            <text:p>9.88</text:p>
          </table:table-cell>
          <table:table-cell office:value-type="float" office:value="1.63">
            <text:p>1.63</text:p>
          </table:table-cell>
          <table:table-cell office:value-type="float" office:value="0.84">
            <text:p>0.84</text:p>
          </table:table-cell>
          <table:table-cell table:formula="of:=[.$C10]/[.E10]/2^30" office:value-type="float" office:value="9.26647109058704">
            <text:p>9.27</text:p>
          </table:table-cell>
          <table:table-cell table:formula="of:=[.$C10]/[.F10]/2^30" office:value-type="float" office:value="56.167321702454">
            <text:p>56.17</text:p>
          </table:table-cell>
          <table:table-cell table:style-name="ce2" table:formula="of:=[.I10]/[.H10]" office:value-type="float" office:value="6.06134969325153">
            <text:p>6.06</text:p>
          </table:table-cell>
          <table:table-cell table:style-name="ce2" table:formula="of:=[.E10]/[.G10]" office:value-type="float" office:value="11.7619047619048">
            <text:p>11.76</text:p>
          </table:table-cell>
          <table:table-cell table:style-name="ce3" table:formula="of:=[.J10]/[.K10]" office:value-type="float" office:value="0.515337423312883">
            <text:p>0.52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table:formula="of:=4*[.A11]*[.A11]*3/2^20" office:value-type="float" office:value="263.671875">
            <text:p>263.671875</text:p>
          </table:table-cell>
          <table:table-cell table:formula="of:=3*[.A11]*[.A11]*[.A11]" office:value-type="float" office:value="331776000000">
            <text:p>331776000000</text:p>
          </table:table-cell>
          <table:table-cell table:formula="of:=[.C11]/(3*[.A11]*[.A11])" office:value-type="float" office:value="4800">
            <text:p>4800</text:p>
          </table:table-cell>
          <table:table-cell office:value-type="float" office:value="33.75">
            <text:p>33.75</text:p>
          </table:table-cell>
          <table:table-cell office:value-type="float" office:value="5.48">
            <text:p>5.48</text:p>
          </table:table-cell>
          <table:table-cell office:value-type="float" office:value="2.66">
            <text:p>2.66</text:p>
          </table:table-cell>
          <table:table-cell table:formula="of:=[.$C11]/[.E11]/2^30" office:value-type="float" office:value="9.1552734375">
            <text:p>9.16</text:p>
          </table:table-cell>
          <table:table-cell table:formula="of:=[.$C11]/[.F11]/2^30" office:value-type="float" office:value="56.3851238167199">
            <text:p>56.39</text:p>
          </table:table-cell>
          <table:table-cell table:style-name="ce2" table:formula="of:=[.I11]/[.H11]" office:value-type="float" office:value="6.15875912408759">
            <text:p>6.16</text:p>
          </table:table-cell>
          <table:table-cell table:style-name="ce2" table:formula="of:=[.E11]/[.G11]" office:value-type="float" office:value="12.687969924812">
            <text:p>12.69</text:p>
          </table:table-cell>
          <table:table-cell table:style-name="ce3" table:formula="of:=[.J11]/[.K11]" office:value-type="float" office:value="0.485401459854015">
            <text:p>0.49</text:p>
          </table:table-cell>
        </table:table-row>
        <table:table-row table:style-name="ro1">
          <table:table-cell>
            <draw:frame table:end-cell-address="Sheet1.H34" table:end-x="0.5846in" table:end-y="0.0055in" draw:z-index="0" draw:style-name="gr1" draw:text-style-name="P1" svg:width="6.0394in" svg:height="3.5425in" svg:x="0.6382in" svg:y="0.1157in">
              <draw:object draw:notify-on-update-of-ranges="Sheet1.D6:Sheet1.D11 Sheet1.H5:Sheet1.H5 Sheet1.H6:Sheet1.H11 Sheet1.D6:Sheet1.D11 Sheet1.I5:Sheet1.I5 Sheet1.I6:Sheet1.I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Default" table:number-columns-repeated="2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scientific-number number:decimal-places="1" number:min-integer-digits="1" number:min-exponent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7">11/07/2012</text:date>, <text:time>19:1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4:26:46</meta:creation-date>
    <dc:date>2012-11-07T19:18:21</dc:date>
    <meta:editing-duration>PT1H9M8S</meta:editing-duration>
    <meta:editing-cycles>31</meta:editing-cycles>
    <meta:generator>OpenOffice.org/3.4.1$Unix OpenOffice.org_project/341m1$Build-9593</meta:generator>
    <meta:document-statistic meta:table-count="3" meta:cell-count="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341cm" svg:height="9cm" xlink:href=".." xlink:type="simple" chart:class="chart:scatter" chart:style-name="ch1">
        <chart:title svg:x="5.116cm" svg:y="0.315cm" chart:style-name="ch2">
          <text:p>NxN Matrix Multplication</text:p>
        </chart:title>
        <chart:legend chart:legend-position="top" svg:x="5.624cm" svg:y="1.465cm" style:legend-expansion="wide" chart:style-name="ch3"/>
        <chart:plot-area chart:style-name="ch4" table:cell-range-address="Sheet1.D6:Sheet1.D11 Sheet1.H5:Sheet1.I11" chart:data-source-has-labels="row" svg:x="1.293cm" svg:y="2.419cm" svg:width="13.436cm" svg:height="5.444cm">
          <chartooo:coordinate-region svg:x="1.937cm" svg:y="2.616cm" svg:width="12.398cm" svg:height="4.604cm"/>
          <chart:axis chart:dimension="x" chart:name="primary-x" chart:style-name="ch5">
            <chart:title svg:x="7.838cm" svg:y="8.043cm" chart:style-name="ch6">
              <text:p>N</text:p>
            </chart:title>
          </chart:axis>
          <chart:axis chart:dimension="y" chart:name="primary-y" chart:style-name="ch7">
            <chart:title svg:x="0.451cm" svg:y="5.845cm" chart:style-name="ch8">
              <text:p>GFLOPS</text:p>
            </chart:title>
            <chart:grid chart:style-name="ch9" chart:class="major"/>
          </chart:axis>
          <chart:series chart:style-name="ch10" chart:values-cell-range-address="Sheet1.H6:Sheet1.H11" chart:label-cell-address="Sheet1.H5:Sheet1.H5" chart:class="chart:scatter">
            <chart:domain table:cell-range-address="Sheet1.D6:Sheet1.D11"/>
            <chart:data-point chart:repeated="6"/>
          </chart:series>
          <chart:series chart:style-name="ch11" chart:values-cell-range-address="Sheet1.I6:Sheet1.I11" chart:label-cell-address="Sheet1.I5:Sheet1.I5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pu</text:p>
                <draw:g>
                  <svg:desc>Sheet1.H5:Sheet1.H5</svg:desc>
                </draw:g>
              </table:table-cell>
              <table:table-cell office:value-type="string">
                <text:p>cuda-py</text:p>
                <draw:g>
                  <svg:desc>Sheet1.I5:Sheet1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0">
                <text:p>320</text:p>
                <draw:g>
                  <svg:desc>Sheet1.D6:Sheet1.D11</svg:desc>
                </draw:g>
              </table:table-cell>
              <table:table-cell office:value-type="float" office:value="9.73965259308511">
                <text:p>9.73965259308511</text:p>
                <draw:g>
                  <svg:desc>Sheet1.H6:Sheet1.H11</svg:desc>
                </draw:g>
              </table:table-cell>
              <table:table-cell office:value-type="float" office:value="26.9272748161765">
                <text:p>26.9272748161765</text:p>
                <draw:g>
                  <svg:desc>Sheet1.I6:Sheet1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0">
                <text:p>640</text:p>
              </table:table-cell>
              <table:table-cell office:value-type="float" office:value="10.033176369863">
                <text:p>10.033176369863</text:p>
              </table:table-cell>
              <table:table-cell office:value-type="float" office:value="48.828125">
                <text:p>48.82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0">
                <text:p>960</text:p>
              </table:table-cell>
              <table:table-cell office:value-type="float" office:value="9.8876953125">
                <text:p>9.8876953125</text:p>
              </table:table-cell>
              <table:table-cell office:value-type="float" office:value="52.5941240026596">
                <text:p>52.5941240026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9.3041396722561">
                <text:p>9.3041396722561</text:p>
              </table:table-cell>
              <table:table-cell office:value-type="float" office:value="54.4956752232143">
                <text:p>54.4956752232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9.26647109058704">
                <text:p>9.26647109058704</text:p>
              </table:table-cell>
              <table:table-cell office:value-type="float" office:value="56.167321702454">
                <text:p>56.1673217024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0">
                <text:p>4800</text:p>
              </table:table-cell>
              <table:table-cell office:value-type="float" office:value="9.1552734375">
                <text:p>9.1552734375</text:p>
              </table:table-cell>
              <table:table-cell office:value-type="float" office:value="56.3851238167199">
                <text:p>56.38512381671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